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.164cm" fo:min-width="1.622cm"/>
      <style:paragraph-properties style:writing-mode="lr-tb"/>
    </style:style>
    <style:style style:name="gr3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1.164cm" fo:min-width="1.976cm"/>
      <style:paragraph-properties style:writing-mode="lr-tb"/>
    </style:style>
    <style:style style:name="gr4" style:family="graphic" style:parent-style-name="objectwithoutfill">
      <style:graphic-properties svg:stroke-color="#000000" draw:marker-start="Arrowheads_20_1" draw:marker-start-width="0.3cm" draw:marker-end="Arrowheads_20_2" draw:marker-end-width="0.3cm" draw:fill="none" draw:fill-color="#729fcf" loext:fill-use-slide-background="false" draw:textarea-vertical-align="middle"/>
    </style:style>
    <style:style style:name="gr5" style:family="graphic" style:parent-style-name="objectwithoutfill">
      <style:graphic-properties svg:stroke-color="#000000" draw:marker-start="Arrowheads_20_3" draw:marker-start-width="0.3cm" draw:marker-end="Arrowheads_20_4" draw:marker-end-width="0.3cm" draw:fill="none" draw:fill-color="#729fcf" loext:fill-use-slide-background="false" draw:textarea-vertical-align="middle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164cm" fo:min-width="1.976cm"/>
      <style:paragraph-properties style:writing-mode="lr-tb"/>
    </style:style>
    <style:style style:name="gr7" style:family="graphic" style:parent-style-name="objectwithoutfill">
      <style:graphic-properties svg:stroke-color="#000000" draw:fill="none" loext:fill-use-slide-background="false" draw:textarea-vertical-align="middle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0.75cm" fo:min-width="23.5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none" draw:fill-color="#729fcf"/>
      <style:paragraph-properties fo:text-align="center"/>
      <style:text-properties fo:font-size="14pt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  <style:text-properties fo:font-size="14pt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custom-shape draw:style-name="gr2" draw:text-style-name="P3" xml:id="id1" draw:id="id1" draw:layer="layout" svg:width="3cm" svg:height="2cm" svg:x="8.5cm" svg:y="7.5cm">
          <text:p text:style-name="P2">HP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3.5cm" svg:height="2cm" svg:x="12.5cm" svg:y="6cm">
          <text:p text:style-name="P2">Virtu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3.5cm" svg:height="2cm" svg:x="12.5cm" svg:y="9.207cm">
          <text:p text:style-name="P2">Physic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061cm" svg:y1="7.793cm" svg:x2="12.5cm" svg:y2="7cm" draw:start-shape="id1" draw:start-glue-point="11" draw:end-shape="id2" draw:end-glue-point="6" svg:d="M11061 7793l1439-793" svg:viewBox="0 0 1440 794">
          <text:p/>
        </draw:connector>
        <draw:connector draw:style-name="gr5" draw:text-style-name="P4" draw:layer="layout" draw:type="line" svg:x1="12.5cm" svg:y1="10.207cm" svg:x2="11.061cm" svg:y2="9.207cm" draw:start-shape="id3" draw:start-glue-point="6" draw:end-shape="id1" draw:end-glue-point="9" svg:d="M12500 10207l-1439-1000" svg:viewBox="0 0 1440 1001">
          <text:p/>
        </draw:connector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PM network</text:p>
          </draw:text-box>
        </draw:frame>
        <draw:custom-shape draw:style-name="gr6" draw:text-style-name="P6" xml:id="id4" draw:id="id4" draw:layer="layout" svg:width="3.5cm" svg:height="2cm" svg:x="2cm" svg:y="8.6cm">
          <text:p text:style-name="P2">Human operator 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" draw:id="id5" draw:layer="layout" svg:width="3.5cm" svg:height="2cm" svg:x="7cm" svg:y="5.6cm">
          <text:p text:style-name="P2">Lea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" draw:id="id6" draw:layer="layout" svg:width="3.5cm" svg:height="2cm" svg:x="7cm" svg:y="8.6cm">
          <text:p text:style-name="P2">Fatig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7" draw:id="id7" draw:layer="layout" svg:width="3.5cm" svg:height="2cm" svg:x="7cm" svg:y="11.6cm">
          <text:p text:style-name="P2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8" draw:id="id8" draw:layer="layout" svg:width="3.5cm" svg:height="2cm" svg:x="14.5cm" svg:y="4.6cm">
          <text:p text:style-name="P2">Scenario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9" draw:id="id9" draw:layer="layout" svg:width="3.5cm" svg:height="2cm" svg:x="14.5cm" svg:y="7.1cm">
          <text:p text:style-name="P2">Scenario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0" draw:id="id10" draw:layer="layout" svg:width="3.5cm" svg:height="2cm" svg:x="14.5cm" svg:y="9.6cm">
          <text:p text:style-name="P2">Scenario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1" draw:id="id11" draw:layer="layout" svg:width="3.5cm" svg:height="2cm" svg:x="14.5cm" svg:y="12.1cm">
          <text:p text:style-name="P2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2" draw:id="id12" draw:layer="layout" svg:width="3.5cm" svg:height="2cm" svg:x="21cm" svg:y="6.3cm">
          <text:p text:style-name="P2">WL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3" draw:id="id13" draw:layer="layout" svg:width="3.5cm" svg:height="2cm" svg:x="21cm" svg:y="9.05cm">
          <text:p text:style-name="P2">R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5cm" svg:height="2cm" svg:x="21cm" svg:y="11.8cm">
          <text:p text:style-name="P2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4.988cm" svg:y1="8.893cm" svg:x2="7cm" svg:y2="6.6cm" draw:start-shape="id4" draw:start-glue-point="11" draw:end-shape="id5" draw:end-glue-point="6" svg:d="M4988 8893l2012-2293" svg:viewBox="0 0 2013 2294">
          <text:p/>
        </draw:connector>
        <draw:connector draw:style-name="gr7" draw:text-style-name="P7" draw:layer="layout" draw:type="line" svg:x1="5.5cm" svg:y1="9.6cm" svg:x2="7cm" svg:y2="9.6cm" draw:start-shape="id4" draw:start-glue-point="10" draw:end-shape="id6" draw:end-glue-point="6" svg:d="M5500 9600h1500" svg:viewBox="0 0 1501 1">
          <text:p/>
        </draw:connector>
        <draw:connector draw:style-name="gr7" draw:text-style-name="P7" draw:layer="layout" draw:type="line" svg:x1="4.988cm" svg:y1="10.307cm" svg:x2="7cm" svg:y2="12.6cm" draw:start-shape="id4" draw:start-glue-point="9" draw:end-shape="id7" draw:end-glue-point="6" svg:d="M4988 10307l2012 2293" svg:viewBox="0 0 2013 2294">
          <text:p/>
        </draw:connector>
        <draw:connector draw:style-name="gr7" draw:text-style-name="P7" draw:layer="layout" draw:type="line" svg:x1="10.5cm" svg:y1="6.6cm" svg:x2="14.5cm" svg:y2="5.6cm" draw:start-shape="id5" draw:start-glue-point="10" draw:end-shape="id8" draw:end-glue-point="6" svg:d="M10500 6600l4000-1000" svg:viewBox="0 0 4001 1001">
          <text:p/>
        </draw:connector>
        <draw:connector draw:style-name="gr7" draw:text-style-name="P7" draw:layer="layout" draw:type="line" svg:x1="10.5cm" svg:y1="6.6cm" svg:x2="14.5cm" svg:y2="8.1cm" draw:start-shape="id5" draw:start-glue-point="10" draw:end-shape="id9" draw:end-glue-point="6" svg:d="M10500 6600l4000 1500" svg:viewBox="0 0 4001 1501">
          <text:p/>
        </draw:connector>
        <draw:connector draw:style-name="gr7" draw:text-style-name="P7" draw:layer="layout" draw:type="line" svg:x1="10.5cm" svg:y1="6.6cm" svg:x2="14.5cm" svg:y2="10.6cm" draw:start-shape="id5" draw:start-glue-point="10" draw:end-shape="id10" draw:end-glue-point="6" svg:d="M10500 6600l4000 4000" svg:viewBox="0 0 4001 4001">
          <text:p/>
        </draw:connector>
        <draw:connector draw:style-name="gr7" draw:text-style-name="P7" draw:layer="layout" draw:type="line" svg:x1="10.5cm" svg:y1="6.6cm" svg:x2="14.5cm" svg:y2="13.1cm" draw:start-shape="id5" draw:start-glue-point="10" draw:end-shape="id11" draw:end-glue-point="6" svg:d="M10500 6600l4000 6500" svg:viewBox="0 0 4001 6501">
          <text:p/>
        </draw:connector>
        <draw:connector draw:style-name="gr7" draw:text-style-name="P7" draw:layer="layout" draw:type="line" svg:x1="10.5cm" svg:y1="9.6cm" svg:x2="14.5cm" svg:y2="5.6cm" draw:start-shape="id6" draw:start-glue-point="10" draw:end-shape="id8" draw:end-glue-point="6" svg:d="M10500 9600l4000-4000" svg:viewBox="0 0 4001 4001">
          <text:p/>
        </draw:connector>
        <draw:connector draw:style-name="gr7" draw:text-style-name="P7" draw:layer="layout" draw:type="line" svg:x1="10.5cm" svg:y1="9.6cm" svg:x2="14.5cm" svg:y2="8.1cm" draw:start-shape="id6" draw:start-glue-point="10" draw:end-shape="id9" draw:end-glue-point="6" svg:d="M10500 9600l4000-1500" svg:viewBox="0 0 4001 1501">
          <text:p/>
        </draw:connector>
        <draw:connector draw:style-name="gr7" draw:text-style-name="P7" draw:layer="layout" draw:type="line" svg:x1="10.5cm" svg:y1="9.6cm" svg:x2="14.5cm" svg:y2="10.6cm" draw:start-shape="id6" draw:start-glue-point="10" draw:end-shape="id10" draw:end-glue-point="6" svg:d="M10500 9600l4000 1000" svg:viewBox="0 0 4001 1001">
          <text:p/>
        </draw:connector>
        <draw:connector draw:style-name="gr7" draw:text-style-name="P7" draw:layer="layout" draw:type="line" svg:x1="10.5cm" svg:y1="9.6cm" svg:x2="14.5cm" svg:y2="13.1cm" draw:start-shape="id6" draw:start-glue-point="10" draw:end-shape="id11" draw:end-glue-point="6" svg:d="M10500 9600l4000 3500" svg:viewBox="0 0 4001 3501">
          <text:p/>
        </draw:connector>
        <draw:connector draw:style-name="gr7" draw:text-style-name="P7" draw:layer="layout" draw:type="line" svg:x1="18cm" svg:y1="5.6cm" svg:x2="21cm" svg:y2="7.3cm" draw:start-shape="id8" draw:start-glue-point="10" draw:end-shape="id12" draw:end-glue-point="6" svg:d="M18000 5600l3000 1700" svg:viewBox="0 0 3001 1701">
          <text:p/>
        </draw:connector>
        <draw:connector draw:style-name="gr7" draw:text-style-name="P7" draw:layer="layout" draw:type="line" svg:x1="18cm" svg:y1="8.1cm" svg:x2="21cm" svg:y2="7.3cm" draw:start-shape="id9" draw:start-glue-point="10" draw:end-shape="id12" svg:d="M18000 8100l3000-800" svg:viewBox="0 0 3001 801">
          <text:p/>
        </draw:connector>
        <draw:connector draw:style-name="gr7" draw:text-style-name="P7" draw:layer="layout" draw:type="line" svg:x1="18cm" svg:y1="10.6cm" svg:x2="21cm" svg:y2="7.3cm" draw:start-shape="id10" draw:start-glue-point="10" draw:end-shape="id12" draw:end-glue-point="6" svg:d="M18000 10600l3000-3300" svg:viewBox="0 0 3001 3301">
          <text:p/>
        </draw:connector>
        <draw:connector draw:style-name="gr7" draw:text-style-name="P7" draw:layer="layout" draw:type="line" svg:x1="18cm" svg:y1="13.1cm" svg:x2="21cm" svg:y2="7.3cm" draw:start-shape="id11" draw:start-glue-point="10" draw:end-shape="id12" svg:d="M18000 13100l3000-5800" svg:viewBox="0 0 3001 5801">
          <text:p/>
        </draw:connector>
        <draw:connector draw:style-name="gr7" draw:text-style-name="P7" draw:layer="layout" draw:type="line" svg:x1="18cm" svg:y1="5.6cm" svg:x2="21cm" svg:y2="10.05cm" draw:start-shape="id8" draw:start-glue-point="10" draw:end-shape="id13" draw:end-glue-point="6" svg:d="M18000 5600l3000 4450" svg:viewBox="0 0 3001 4451">
          <text:p/>
        </draw:connector>
        <draw:connector draw:style-name="gr7" draw:text-style-name="P7" draw:layer="layout" draw:type="line" svg:x1="18cm" svg:y1="10.6cm" svg:x2="21cm" svg:y2="10.05cm" draw:start-shape="id10" draw:start-glue-point="10" draw:end-shape="id13" draw:end-glue-point="6" svg:d="M18000 10600l3000-550" svg:viewBox="0 0 3001 551">
          <text:p/>
        </draw:connector>
        <draw:custom-shape draw:style-name="gr8" draw:text-style-name="P7" draw:layer="layout" svg:width="24cm" svg:height="11cm" svg:x="1.5cm" svg:y="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28T14:14:03.989000000</dc:date>
    <meta:editing-duration>PT4H41M54S</meta:editing-duration>
    <meta:editing-cycles>2</meta:editing-cycles>
    <meta:generator>LibreOffice/7.4.6.2$Windows_X86_64 LibreOffice_project/5b1f5509c2decdade7fda905e3e1429a67acd63d</meta:generator>
    <meta:document-statistic meta:object-count="65"/>
  </office:meta>
</office:document-meta>
</file>